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4:'resultados - jboss'.T4 'resultados - jboss'.T5:'resultados - jboss'.T11 'resultados - jboss'.U4:'resultados - jboss'.U4 'resultados - jboss'.U5:'resultados - jboss'.U11 'resultados - jboss'.T4:'resultados - jboss'.T4 'resultados - jboss'.T5:'resultados - jboss'.T11 'resultados - jboss'.V4:'resultados - jboss'.V4 'resultados - jboss'.V5:'resultados - jboss'.V11 'resultados - jboss'.T4:'resultados - jboss'.T4 'resultados - jboss'.T5:'resultados - jboss'.T11 'resultados - jboss'.W4:'resultados - jboss'.W4 'resultados - jboss'.W5:'resultados - jboss'.W11 'resultados - jboss'.T4:'resultados - jboss'.T4 'resultados - jboss'.T5:'resultados - jboss'.T11 'resultados - jboss'.X4:'resultados - jboss'.X4 'resultados - jboss'.X5:'resultados - jboss'.X11 'resultados - jboss'.T4:'resultados - jboss'.T4 'resultados - jboss'.T5:'resultados - jboss'.T11 'resultados - jboss'.Y4:'resultados - jboss'.Y4 'resultados - jboss'.Y5:'resultados - jboss'.Y11"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3" office:value-type="float" office:value="500">
            <text:p>500</text:p>
          </table:table-cell>
          <table:table-cell table:number-columns-repeated="3"/>
          <table:table-cell table:style-name="ce3" office:value-type="float" office:value="500">
            <text:p>500</text:p>
          </table:table-cell>
          <table:table-cell table:number-columns-repeated="3"/>
          <table:table-cell table:formula="of:=[.B29]+[.F29]+[.J29]" office:value-type="float" office:value="1500">
            <text:p>1500</text:p>
          </table:table-cell>
          <table:table-cell table:formula="of:=[.C29]+[.G29]+[.K29]" office:value-type="float" office:value="0">
            <text:p>0,00</text:p>
          </table:table-cell>
          <table:table-cell table:formula="of:=AVERAGE([.D29];[.H29];[.L29])" office:value-type="float" office:value="0">
            <text:p>#DIV/0!</text:p>
          </table:table-cell>
          <table:table-cell table:formula="of:=AVERAGE([.E29];[.I29];[.M29])" office:value-type="float" office:value="0">
            <text:p>#DIV/0!</text:p>
          </table:table-cell>
          <table:table-cell table:style-name="ce3" table:formula="of:=[.B29]" office:value-type="float" office:value="500">
            <text:p>500</text:p>
          </table:table-cell>
          <table:table-cell table:style-name="ce3" table:formula="of:=[.F29]" office:value-type="float" office:value="500">
            <text:p>500</text:p>
          </table:table-cell>
          <table:table-cell table:formula="of:=[.J29]"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3" office:value-type="float" office:value="600">
            <text:p>600</text:p>
          </table:table-cell>
          <table:table-cell table:number-columns-repeated="3"/>
          <table:table-cell table:style-name="ce3" office:value-type="float" office:value="600">
            <text:p>600</text:p>
          </table:table-cell>
          <table:table-cell table:number-columns-repeated="3"/>
          <table:table-cell table:formula="of:=[.B30]+[.F30]+[.J30]" office:value-type="float" office:value="1800">
            <text:p>1800</text:p>
          </table:table-cell>
          <table:table-cell table:formula="of:=[.C30]+[.G30]+[.K30]" office:value-type="float" office:value="0">
            <text:p>0,00</text:p>
          </table:table-cell>
          <table:table-cell table:formula="of:=AVERAGE([.D30];[.H30];[.L30])" office:value-type="float" office:value="0">
            <text:p>#DIV/0!</text:p>
          </table:table-cell>
          <table:table-cell table:formula="of:=AVERAGE([.E30];[.I30];[.M30])" office:value-type="float" office:value="0">
            <text:p>#DIV/0!</text:p>
          </table:table-cell>
          <table:table-cell table:style-name="ce3" table:formula="of:=[.B30]" office:value-type="float" office:value="600">
            <text:p>600</text:p>
          </table:table-cell>
          <table:table-cell table:style-name="ce3" table:formula="of:=[.F30]" office:value-type="float" office:value="600">
            <text:p>600</text:p>
          </table:table-cell>
          <table:table-cell table:formula="of:=[.J30]"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3" office:value-type="float" office:value="800">
            <text:p>800</text:p>
          </table:table-cell>
          <table:table-cell table:number-columns-repeated="3"/>
          <table:table-cell table:style-name="ce3" office:value-type="float" office:value="800">
            <text:p>800</text:p>
          </table:table-cell>
          <table:table-cell table:number-columns-repeated="3"/>
          <table:table-cell table:formula="of:=[.B31]+[.F31]+[.J31]" office:value-type="float" office:value="2400">
            <text:p>2400</text:p>
          </table:table-cell>
          <table:table-cell table:formula="of:=[.C31]+[.G31]+[.K31]" office:value-type="float" office:value="0">
            <text:p>0,00</text:p>
          </table:table-cell>
          <table:table-cell table:formula="of:=AVERAGE([.D31];[.H31];[.L31])" office:value-type="float" office:value="0">
            <text:p>#DIV/0!</text:p>
          </table:table-cell>
          <table:table-cell table:formula="of:=AVERAGE([.E31];[.I31];[.M31])" office:value-type="float" office:value="0">
            <text:p>#DIV/0!</text:p>
          </table:table-cell>
          <table:table-cell table:style-name="ce3" table:formula="of:=[.B31]" office:value-type="float" office:value="800">
            <text:p>800</text:p>
          </table:table-cell>
          <table:table-cell table:style-name="ce3" table:formula="of:=[.F31]" office:value-type="float" office:value="800">
            <text:p>800</text:p>
          </table:table-cell>
          <table:table-cell table:formula="of:=[.J31]"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3" office:value-type="float" office:value="1000">
            <text:p>1000</text:p>
          </table:table-cell>
          <table:table-cell table:number-columns-repeated="3"/>
          <table:table-cell table:style-name="ce3" office:value-type="float" office:value="1000">
            <text:p>1000</text:p>
          </table:table-cell>
          <table:table-cell table:number-columns-repeated="3"/>
          <table:table-cell table:formula="of:=[.B32]+[.F32]+[.J32]" office:value-type="float" office:value="3000">
            <text:p>3000</text:p>
          </table:table-cell>
          <table:table-cell table:formula="of:=[.C32]+[.G32]+[.K32]" office:value-type="float" office:value="0">
            <text:p>0,00</text:p>
          </table:table-cell>
          <table:table-cell table:formula="of:=AVERAGE([.D32];[.H32];[.L32])" office:value-type="float" office:value="0">
            <text:p>#DIV/0!</text:p>
          </table:table-cell>
          <table:table-cell table:formula="of:=AVERAGE([.E32];[.I32];[.M32])" office:value-type="float" office:value="0">
            <text:p>#DIV/0!</text:p>
          </table:table-cell>
          <table:table-cell table:style-name="ce3" table:formula="of:=[.B32]" office:value-type="float" office:value="1000">
            <text:p>1000</text:p>
          </table:table-cell>
          <table:table-cell table:style-name="ce3" table:formula="of:=[.F32]" office:value-type="float" office:value="1000">
            <text:p>1000</text:p>
          </table:table-cell>
          <table:table-cell table:formula="of:=[.J32]"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3" office:value-type="float" office:value="1200">
            <text:p>1200</text:p>
          </table:table-cell>
          <table:table-cell table:number-columns-repeated="3"/>
          <table:table-cell table:style-name="ce3" office:value-type="float" office:value="1200">
            <text:p>1200</text:p>
          </table:table-cell>
          <table:table-cell table:number-columns-repeated="3"/>
          <table:table-cell table:formula="of:=[.B33]+[.F33]+[.J33]" office:value-type="float" office:value="3600">
            <text:p>36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3" table:formula="of:=[.B33]" office:value-type="float" office:value="1200">
            <text:p>1200</text:p>
          </table:table-cell>
          <table:table-cell table:style-name="ce3" table:formula="of:=[.F33]" office:value-type="float" office:value="1200">
            <text:p>1200</text:p>
          </table:table-cell>
          <table:table-cell table:formula="of:=[.J33]"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3" office:value-type="float" office:value="1400">
            <text:p>1400</text:p>
          </table:table-cell>
          <table:table-cell table:number-columns-repeated="3"/>
          <table:table-cell table:style-name="ce3" office:value-type="float" office:value="1400">
            <text:p>1400</text:p>
          </table:table-cell>
          <table:table-cell table:number-columns-repeated="3"/>
          <table:table-cell table:formula="of:=[.B34]+[.F34]+[.J34]" office:value-type="float" office:value="4200">
            <text:p>42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3" table:formula="of:=[.B34]" office:value-type="float" office:value="1400">
            <text:p>1400</text:p>
          </table:table-cell>
          <table:table-cell table:style-name="ce3" table:formula="of:=[.F34]" office:value-type="float" office:value="1400">
            <text:p>1400</text:p>
          </table:table-cell>
          <table:table-cell table:formula="of:=[.J34]"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3" office:value-type="float" office:value="1600">
            <text:p>1600</text:p>
          </table:table-cell>
          <table:table-cell table:number-columns-repeated="3"/>
          <table:table-cell table:style-name="ce3" office:value-type="float" office:value="1600">
            <text:p>1600</text:p>
          </table:table-cell>
          <table:table-cell table:number-columns-repeated="3"/>
          <table:table-cell table:formula="of:=[.B35]+[.F35]+[.J35]" office:value-type="float" office:value="4800">
            <text:p>48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3" table:formula="of:=[.B35]" office:value-type="float" office:value="1600">
            <text:p>1600</text:p>
          </table:table-cell>
          <table:table-cell table:style-name="ce3" table:formula="of:=[.F35]" office:value-type="float" office:value="1600">
            <text:p>1600</text:p>
          </table:table-cell>
          <table:table-cell table:formula="of:=[.J35]" office:value-type="float" office:value="1600">
            <text:p>1600</text:p>
          </table:table-cell>
          <table:table-cell table:number-columns-repeated="8"/>
        </table:table-row>
        <table:table-row table:style-name="ro1">
          <table:table-cell table:number-columns-repeated="5"/>
          <table:table-cell table:style-name="ce3"/>
          <table:table-cell table:number-columns-repeated="3"/>
          <table:table-cell table:style-name="ce3"/>
          <table:table-cell table:number-columns-repeated="7"/>
          <table:table-cell table:style-name="ce3" table:number-columns-repeated="2"/>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table:number-columns-repeated="3"/>
          <table:table-cell table:style-name="ce3" office:value-type="float" office:value="300">
            <text:p>300</text:p>
          </table:table-cell>
          <table:table-cell table:number-columns-repeated="3"/>
          <table:table-cell table:style-name="ce3" office:value-type="float" office:value="300">
            <text:p>300</text:p>
          </table:table-cell>
          <table:table-cell table:number-columns-repeated="3"/>
          <table:table-cell table:formula="of:=[.B41]+[.F41]+[.J41]" office:value-type="float" office:value="900">
            <text:p>900</text:p>
          </table:table-cell>
          <table:table-cell table:formula="of:=[.C41]+[.G41]+[.K41]" office:value-type="float" office:value="0">
            <text:p>0,00</text:p>
          </table:table-cell>
          <table:table-cell table:formula="of:=AVERAGE([.D41];[.H41];[.L41])" office:value-type="float" office:value="0">
            <text:p>#DIV/0!</text:p>
          </table:table-cell>
          <table:table-cell table:formula="of:=AVERAGE([.E41];[.I41];[.M41])" office:value-type="float" office:value="0">
            <text:p>#DIV/0!</text:p>
          </table:table-cell>
          <table:table-cell table:style-name="ce3" table:formula="of:=[.B41]" office:value-type="float" office:value="300">
            <text:p>300</text:p>
          </table:table-cell>
          <table:table-cell table:style-name="ce3" table:formula="of:=[.F41]" office:value-type="float" office:value="300">
            <text:p>300</text:p>
          </table:table-cell>
          <table:table-cell table:formula="of:=[.J41]"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table:number-columns-repeated="3"/>
          <table:table-cell table:style-name="ce3" office:value-type="float" office:value="850">
            <text:p>850</text:p>
          </table:table-cell>
          <table:table-cell table:number-columns-repeated="3"/>
          <table:table-cell table:style-name="ce3" office:value-type="float" office:value="300">
            <text:p>300</text:p>
          </table:table-cell>
          <table:table-cell table:number-columns-repeated="2"/>
          <table:table-cell table:style-name="ce5"/>
          <table:table-cell table:formula="of:=[.B42]+[.F42]+[.J42]" office:value-type="float" office:value="2000">
            <text:p>2000</text:p>
          </table:table-cell>
          <table:table-cell table:formula="of:=[.C42]+[.G42]+[.K42]" office:value-type="float" office:value="0">
            <text:p>0,00</text:p>
          </table:table-cell>
          <table:table-cell table:formula="of:=AVERAGE([.D42];[.H42];[.L42])" office:value-type="float" office:value="0">
            <text:p>#DIV/0!</text:p>
          </table:table-cell>
          <table:table-cell table:formula="of:=AVERAGE([.E42];[.I42];[.M42])" office:value-type="float" office:value="0">
            <text:p>#DIV/0!</text:p>
          </table:table-cell>
          <table:table-cell table:style-name="ce3" table:formula="of:=[.B42]" office:value-type="float" office:value="850">
            <text:p>850</text:p>
          </table:table-cell>
          <table:table-cell table:style-name="ce3" table:formula="of:=[.F42]" office:value-type="float" office:value="850">
            <text:p>850</text:p>
          </table:table-cell>
          <table:table-cell table:formula="of:=[.J42]"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5"/>
          <table:table-cell table:formula="of:=[.B43]+[.F43]+[.J43]" office:value-type="float" office:value="2600">
            <text:p>2600</text:p>
          </table:table-cell>
          <table:table-cell table:formula="of:=[.C43]+[.G43]+[.K43]" office:value-type="float" office:value="0">
            <text:p>0,00</text:p>
          </table:table-cell>
          <table:table-cell table:formula="of:=AVERAGE([.D43];[.H43];[.L43])" office:value-type="float" office:value="0">
            <text:p>#DIV/0!</text:p>
          </table:table-cell>
          <table:table-cell table:formula="of:=AVERAGE([.E43];[.I43];[.M43])" office:value-type="float" office:value="0">
            <text:p>#DIV/0!</text:p>
          </table:table-cell>
          <table:table-cell table:style-name="ce3" table:formula="of:=[.B43]" office:value-type="float" office:value="1000">
            <text:p>1000</text:p>
          </table:table-cell>
          <table:table-cell table:style-name="ce3" table:formula="of:=[.F43]" office:value-type="float" office:value="1000">
            <text:p>1000</text:p>
          </table:table-cell>
          <table:table-cell table:formula="of:=[.J43]"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table:number-columns-repeated="3"/>
          <table:table-cell table:style-name="ce3" office:value-type="float" office:value="1100">
            <text:p>1100</text:p>
          </table:table-cell>
          <table:table-cell table:number-columns-repeated="3"/>
          <table:table-cell table:style-name="ce3" office:value-type="float" office:value="700">
            <text:p>700</text:p>
          </table:table-cell>
          <table:table-cell table:number-columns-repeated="2"/>
          <table:table-cell table:style-name="ce5"/>
          <table:table-cell table:formula="of:=[.B44]+[.F44]+[.J44]" office:value-type="float" office:value="2900">
            <text:p>2900</text:p>
          </table:table-cell>
          <table:table-cell table:formula="of:=[.C44]+[.G44]+[.K44]" office:value-type="float" office:value="0">
            <text:p>0,00</text:p>
          </table:table-cell>
          <table:table-cell table:formula="of:=AVERAGE([.D44];[.H44];[.L44])" office:value-type="float" office:value="0">
            <text:p>#DIV/0!</text:p>
          </table:table-cell>
          <table:table-cell table:formula="of:=AVERAGE([.E44];[.I44];[.M44])" office:value-type="float" office:value="0">
            <text:p>#DIV/0!</text:p>
          </table:table-cell>
          <table:table-cell table:style-name="ce3" table:formula="of:=[.B44]" office:value-type="float" office:value="1100">
            <text:p>1100</text:p>
          </table:table-cell>
          <table:table-cell table:style-name="ce3" table:formula="of:=[.F44]" office:value-type="float" office:value="1100">
            <text:p>1100</text:p>
          </table:table-cell>
          <table:table-cell table:formula="of:=[.J44]"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5"/>
          <table:table-cell table:formula="of:=[.B45]+[.F45]+[.J45]" office:value-type="float" office:value="3000">
            <text:p>30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3" table:formula="of:=[.B45]" office:value-type="float" office:value="1000">
            <text:p>1000</text:p>
          </table:table-cell>
          <table:table-cell table:style-name="ce3" table:formula="of:=[.F45]" office:value-type="float" office:value="1000">
            <text:p>1000</text:p>
          </table:table-cell>
          <table:table-cell table:formula="of:=[.J45]"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5"/>
          <table:table-cell table:formula="of:=[.B46]+[.F46]+[.J46]" office:value-type="float" office:value="3600">
            <text:p>36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3" table:formula="of:=[.B46]" office:value-type="float" office:value="1200">
            <text:p>1200</text:p>
          </table:table-cell>
          <table:table-cell table:style-name="ce3" table:formula="of:=[.F46]" office:value-type="float" office:value="1200">
            <text:p>1200</text:p>
          </table:table-cell>
          <table:table-cell table:formula="of:=[.J46]"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5"/>
          <table:table-cell table:formula="of:=[.B47]+[.F47]+[.J47]" office:value-type="float" office:value="3800">
            <text:p>38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3" table:formula="of:=[.B47]" office:value-type="float" office:value="1400">
            <text:p>1400</text:p>
          </table:table-cell>
          <table:table-cell table:style-name="ce3" table:formula="of:=[.F47]" office:value-type="float" office:value="1400">
            <text:p>1400</text:p>
          </table:table-cell>
          <table:table-cell table:formula="of:=[.J47]" office:value-type="float" office:value="1000">
            <text:p>1000</text:p>
          </table:table-cell>
          <table:table-cell table:number-columns-repeated="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32.103cm" svg:height="18.808cm" svg:x="36.125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32.076cm" svg:height="20.168cm" svg:x="36.124cm" svg:y="20.063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8" xlink:type="simple" xlink:show="embed" xlink:actuate="onLoad"/>
            <draw:image xlink:href="./ObjectReplacements/Object 8"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5:11:08</dc:date>
    <dc:creator>diego </dc:creator>
    <meta:editing-duration>PT4H49M55S</meta:editing-duration>
    <meta:editing-cycles>201</meta:editing-cycles>
    <meta:document-statistic meta:table-count="6" meta:cell-count="1814" meta:object-count="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